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entury gotholic" svg:font-family="'Century gotholic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entury gotholic" officeooo:rsid="000c0adf" officeooo:paragraph-rsid="000c0adf"/>
    </style:style>
    <style:style style:name="P2" style:family="paragraph" style:parent-style-name="Standard">
      <style:text-properties style:font-name="Century gotholic" officeooo:rsid="000c9565" officeooo:paragraph-rsid="000e7112"/>
    </style:style>
    <style:style style:name="P3" style:family="paragraph" style:parent-style-name="Standard">
      <style:text-properties style:font-name="Century gotholic" officeooo:rsid="001144dc" officeooo:paragraph-rsid="001144dc"/>
    </style:style>
    <style:style style:name="P4" style:family="paragraph" style:parent-style-name="Standard">
      <style:text-properties style:font-name="Century gotholic" fo:font-weight="normal" officeooo:rsid="0012218a" officeooo:paragraph-rsid="0012218a" style:font-weight-asian="normal" style:font-weight-complex="normal"/>
    </style:style>
    <style:style style:name="P5" style:family="paragraph" style:parent-style-name="Standard">
      <style:text-properties style:font-name="Century gotholic" fo:font-weight="normal" officeooo:rsid="001b6f29" officeooo:paragraph-rsid="001b6f29" style:font-weight-asian="normal" style:font-weight-complex="normal"/>
    </style:style>
    <style:style style:name="P6" style:family="paragraph" style:parent-style-name="Standard">
      <style:text-properties style:font-name="Century gotholic" fo:font-weight="normal" officeooo:rsid="001f6509" officeooo:paragraph-rsid="001f6509" style:font-weight-asian="normal" style:font-weight-complex="normal"/>
    </style:style>
    <style:style style:name="P7" style:family="paragraph" style:parent-style-name="Standard">
      <style:text-properties style:font-name="Century gotholic" fo:font-weight="normal" officeooo:rsid="00170b17" officeooo:paragraph-rsid="00170b17" style:font-weight-asian="normal" style:font-weight-complex="normal"/>
    </style:style>
    <style:style style:name="P8" style:family="paragraph" style:parent-style-name="Standard">
      <style:text-properties style:font-name="Century gotholic" fo:font-weight="normal" officeooo:rsid="0018d839" officeooo:paragraph-rsid="0018d839" style:font-weight-asian="normal" style:font-weight-complex="normal"/>
    </style:style>
    <style:style style:name="P9" style:family="paragraph" style:parent-style-name="Standard">
      <style:text-properties style:font-name="Century gotholic" fo:font-weight="bold" officeooo:rsid="000edae5" officeooo:paragraph-rsid="000edae5" style:font-weight-asian="bold" style:font-weight-complex="bold"/>
    </style:style>
    <style:style style:name="P10" style:family="paragraph" style:parent-style-name="Standard">
      <style:text-properties style:font-name="Century gotholic" fo:font-weight="bold" officeooo:rsid="001b6f29" officeooo:paragraph-rsid="001b6f29" style:font-weight-asian="bold" style:font-weight-complex="bold"/>
    </style:style>
    <style:style style:name="P11" style:family="paragraph" style:parent-style-name="Standard">
      <style:text-properties style:font-name="Century gotholic" fo:font-weight="bold" officeooo:rsid="001dca5b" officeooo:paragraph-rsid="001dca5b" style:font-weight-asian="bold" style:font-weight-complex="bold"/>
    </style:style>
    <style:style style:name="P12" style:family="paragraph" style:parent-style-name="Standard">
      <style:text-properties style:font-name="Century gotholic" fo:font-weight="bold" officeooo:rsid="0020d604" officeooo:paragraph-rsid="0020d604" style:font-weight-asian="bold" style:font-weight-complex="bold"/>
    </style:style>
    <style:style style:name="P13" style:family="paragraph" style:parent-style-name="Standard">
      <style:text-properties style:font-name="Century gotholic" fo:font-weight="bold" officeooo:rsid="000c0adf" officeooo:paragraph-rsid="000c0adf" style:font-weight-asian="bold" style:font-weight-complex="bold"/>
    </style:style>
    <style:style style:name="P14" style:family="paragraph" style:parent-style-name="Standard">
      <style:text-properties style:font-name="Century gotholic" fo:font-weight="bold" officeooo:rsid="000c9565" officeooo:paragraph-rsid="000c9565" style:font-weight-asian="bold" style:font-weight-complex="bold"/>
    </style:style>
    <style:style style:name="P15" style:family="paragraph" style:parent-style-name="Standard">
      <style:text-properties style:font-name="Century gotholic" fo:font-weight="bold" officeooo:rsid="001144dc" officeooo:paragraph-rsid="001144dc" style:font-weight-asian="bold" style:font-weight-complex="bold"/>
    </style:style>
    <style:style style:name="P16" style:family="paragraph" style:parent-style-name="Standard">
      <style:text-properties style:font-name="Century gotholic" fo:font-weight="bold" officeooo:rsid="001397df" officeooo:paragraph-rsid="001397df" style:font-weight-asian="bold" style:font-weight-complex="bold"/>
    </style:style>
    <style:style style:name="P17" style:family="paragraph" style:parent-style-name="Standard">
      <style:text-properties style:font-name="Century gotholic" fo:font-weight="bold" officeooo:rsid="00170b17" officeooo:paragraph-rsid="00170b17" style:font-weight-asian="bold" style:font-weight-complex="bold"/>
    </style:style>
    <style:style style:name="P18" style:family="paragraph" style:parent-style-name="Standard">
      <style:text-properties style:font-name="Century gotholic" officeooo:rsid="00150a35" officeooo:paragraph-rsid="00150a35"/>
    </style:style>
    <style:style style:name="P19" style:family="paragraph" style:parent-style-name="Standard">
      <style:text-properties style:font-name="Century gotholic" officeooo:rsid="0020d604" officeooo:paragraph-rsid="0020d604"/>
    </style:style>
    <style:style style:name="P20" style:family="paragraph" style:parent-style-name="Standard">
      <style:text-properties style:font-name="Century gotholic" officeooo:rsid="002147ee" officeooo:paragraph-rsid="002147ee"/>
    </style:style>
    <style:style style:name="P21" style:family="paragraph" style:parent-style-name="Standard">
      <style:text-properties style:font-name="Century gotholic" style:text-underline-style="solid" style:text-underline-width="auto" style:text-underline-color="font-color" fo:font-weight="normal" officeooo:rsid="0012218a" officeooo:paragraph-rsid="0012218a" style:font-weight-asian="normal" style:font-weight-complex="normal"/>
    </style:style>
    <style:style style:name="P22" style:family="paragraph" style:parent-style-name="Standard">
      <style:text-properties style:font-name="Century gotholic" officeooo:rsid="001397df" officeooo:paragraph-rsid="001397df"/>
    </style:style>
    <style:style style:name="P23" style:family="paragraph" style:parent-style-name="Standard">
      <style:paragraph-properties fo:text-align="center" style:justify-single-word="false"/>
      <style:text-properties style:font-name="Century gotholic" fo:font-size="18pt" fo:font-weight="bold" officeooo:rsid="00231d31" officeooo:paragraph-rsid="00231d31" style:font-size-asian="18pt" style:font-weight-asian="bold" style:font-size-complex="18pt" style:font-weight-complex="bold"/>
    </style:style>
    <style:style style:name="P24" style:family="paragraph" style:parent-style-name="Standard" style:list-style-name="L1">
      <style:text-properties style:font-name="Century gotholic" officeooo:rsid="000c0adf" officeooo:paragraph-rsid="000c0adf"/>
    </style:style>
    <style:style style:name="P25" style:family="paragraph" style:parent-style-name="Standard" style:list-style-name="L2">
      <style:text-properties style:font-name="Century gotholic" officeooo:rsid="000c0adf" officeooo:paragraph-rsid="000c0adf"/>
    </style:style>
    <style:style style:name="P26" style:family="paragraph" style:parent-style-name="Standard" style:list-style-name="L2">
      <style:text-properties style:font-name="Century gotholic" officeooo:rsid="000c9565" officeooo:paragraph-rsid="000c0adf"/>
    </style:style>
    <style:style style:name="P27" style:family="paragraph" style:parent-style-name="Standard" style:list-style-name="L3">
      <style:text-properties style:font-name="Century gotholic" officeooo:rsid="000c9565" officeooo:paragraph-rsid="000c9565"/>
    </style:style>
    <style:style style:name="P28" style:family="paragraph" style:parent-style-name="Standard" style:list-style-name="L3">
      <style:text-properties style:font-name="Century gotholic" officeooo:rsid="000c9565" officeooo:paragraph-rsid="000e7112"/>
    </style:style>
    <style:style style:name="P29" style:family="paragraph" style:parent-style-name="Standard">
      <style:text-properties style:font-name="Century gotholic" fo:font-weight="bold" officeooo:rsid="000edae5" officeooo:paragraph-rsid="000edae5" style:font-weight-asian="bold" style:font-weight-complex="bold"/>
    </style:style>
    <style:style style:name="P30" style:family="paragraph" style:parent-style-name="Standard">
      <style:text-properties style:font-name="Century gotholic" fo:font-weight="bold" officeooo:rsid="0020d604" officeooo:paragraph-rsid="00258873" style:font-weight-asian="bold" style:font-weight-complex="bold"/>
    </style:style>
    <style:style style:name="P31" style:family="paragraph" style:parent-style-name="Standard">
      <style:text-properties style:font-name="Century gotholic" fo:font-weight="bold" officeooo:rsid="000e7112" officeooo:paragraph-rsid="0025b14b" style:font-weight-asian="bold" style:font-weight-complex="bold"/>
    </style:style>
    <style:style style:name="P32" style:family="paragraph" style:parent-style-name="Standard">
      <style:text-properties style:font-name="Century gotholic" fo:font-weight="bold" officeooo:rsid="001144dc" officeooo:paragraph-rsid="001144dc" style:font-weight-asian="bold" style:font-weight-complex="bold"/>
    </style:style>
    <style:style style:name="P33" style:family="paragraph" style:parent-style-name="Standard" style:list-style-name="L4">
      <style:text-properties style:font-name="Century gotholic" officeooo:rsid="000edae5" officeooo:paragraph-rsid="000edae5"/>
    </style:style>
    <style:style style:name="P34" style:family="paragraph" style:parent-style-name="Standard" style:list-style-name="L4">
      <style:text-properties style:font-name="Century gotholic" officeooo:rsid="000f7a27" officeooo:paragraph-rsid="000f7a27"/>
    </style:style>
    <style:style style:name="P35" style:family="paragraph" style:parent-style-name="Standard" style:list-style-name="L4">
      <style:text-properties style:font-name="Century gotholic" officeooo:rsid="000f7a27" officeooo:paragraph-rsid="001144dc"/>
    </style:style>
    <style:style style:name="P36" style:family="paragraph" style:parent-style-name="Standard" style:list-style-name="L4">
      <style:text-properties style:font-name="Century gotholic" officeooo:rsid="001144dc" officeooo:paragraph-rsid="001144dc"/>
    </style:style>
    <style:style style:name="P37" style:family="paragraph" style:parent-style-name="Standard" style:list-style-name="L4">
      <style:text-properties style:font-name="Century gotholic" officeooo:rsid="000fdb08" officeooo:paragraph-rsid="0012218a"/>
    </style:style>
    <style:style style:name="P38" style:family="paragraph" style:parent-style-name="Standard" style:list-style-name="L4">
      <style:text-properties style:font-name="Century gotholic" fo:font-weight="normal" officeooo:rsid="000fdb08" officeooo:paragraph-rsid="0012218a" style:font-weight-asian="normal" style:font-weight-complex="normal"/>
    </style:style>
    <style:style style:name="P39" style:family="paragraph" style:parent-style-name="Standard" style:list-style-name="L4">
      <style:text-properties style:font-name="Century gotholic" fo:font-weight="normal" officeooo:rsid="0012218a" officeooo:paragraph-rsid="0012218a" style:font-weight-asian="normal" style:font-weight-complex="normal"/>
    </style:style>
    <style:style style:name="P40" style:family="paragraph" style:parent-style-name="Standard">
      <style:text-properties style:font-name="Century gotholic" fo:font-weight="normal" officeooo:rsid="0012218a" officeooo:paragraph-rsid="0012218a" style:font-weight-asian="normal" style:font-weight-complex="normal"/>
    </style:style>
    <style:style style:name="P41" style:family="paragraph" style:parent-style-name="Standard" style:list-style-name="L4">
      <style:text-properties style:font-name="Century gotholic" fo:font-weight="normal" officeooo:rsid="001397df" officeooo:paragraph-rsid="001397df" style:font-weight-asian="normal" style:font-weight-complex="normal"/>
    </style:style>
    <style:style style:name="P42" style:family="paragraph" style:parent-style-name="Standard" style:list-style-name="L5">
      <style:text-properties style:font-name="Century gotholic" fo:font-weight="normal" officeooo:rsid="001397df" officeooo:paragraph-rsid="001397df" style:font-weight-asian="normal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style:font-name="Century gotholic" fo:font-weight="normal" officeooo:rsid="001495d8" officeooo:paragraph-rsid="001c6585" style:font-weight-asian="normal" style:font-weight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style:font-name="Century gotholic" fo:font-weight="normal" officeooo:rsid="001c6585" officeooo:paragraph-rsid="001c6585" style:font-weight-asian="normal" style:font-weight-complex="normal"/>
    </style:style>
    <style:style style:name="P45" style:family="paragraph" style:parent-style-name="Standard" style:list-style-name="L5">
      <style:text-properties style:font-name="Century gotholic" fo:font-weight="normal" officeooo:rsid="00150a35" officeooo:paragraph-rsid="00150a35" style:font-weight-asian="normal" style:font-weight-complex="normal"/>
    </style:style>
    <style:style style:name="P46" style:family="paragraph" style:parent-style-name="Standard">
      <style:text-properties style:font-name="Century gotholic" fo:font-weight="normal" officeooo:rsid="000edae5" officeooo:paragraph-rsid="000edae5" style:font-weight-asian="normal" style:font-weight-complex="normal"/>
    </style:style>
    <style:style style:name="P47" style:family="paragraph" style:parent-style-name="Standard" style:list-style-name="L6">
      <style:text-properties style:font-name="Century gotholic" fo:font-weight="normal" officeooo:rsid="00203c2e" officeooo:paragraph-rsid="00203c2e" style:font-weight-asian="normal" style:font-weight-complex="normal"/>
    </style:style>
    <style:style style:name="P48" style:family="paragraph" style:parent-style-name="Standard" style:list-style-name="L6">
      <style:text-properties style:font-name="Century gotholic" fo:font-weight="normal" officeooo:rsid="0020d604" officeooo:paragraph-rsid="0020d604" style:font-weight-asian="normal" style:font-weight-complex="normal"/>
    </style:style>
    <style:style style:name="P49" style:family="paragraph" style:parent-style-name="Standard">
      <style:text-properties style:font-name="Century gotholic" fo:font-weight="normal" officeooo:rsid="0020d604" officeooo:paragraph-rsid="0020d604" style:font-weight-asian="normal" style:font-weight-complex="normal"/>
    </style:style>
    <style:style style:name="P50" style:family="paragraph" style:parent-style-name="Standard">
      <style:text-properties style:font-name="Century gotholic" fo:font-weight="normal" officeooo:rsid="002147ee" officeooo:paragraph-rsid="002147ee" style:font-weight-asian="normal" style:font-weight-complex="normal"/>
    </style:style>
    <style:style style:name="P51" style:family="paragraph" style:parent-style-name="Standard" style:list-style-name="L7">
      <style:text-properties style:font-name="Century gotholic" fo:font-weight="normal" officeooo:rsid="0025b14b" officeooo:paragraph-rsid="0025b14b" style:font-weight-asian="normal" style:font-weight-complex="normal"/>
    </style:style>
    <style:style style:name="P52" style:family="paragraph" style:parent-style-name="Standard" style:list-style-name="L5">
      <style:text-properties style:font-name="Century gotholic" officeooo:rsid="00150a35" officeooo:paragraph-rsid="00150a35"/>
    </style:style>
    <style:style style:name="P53" style:family="paragraph" style:parent-style-name="Standard">
      <style:text-properties style:font-name="Century gotholic" officeooo:rsid="000e7112" officeooo:paragraph-rsid="0025b14b"/>
    </style:style>
    <style:style style:name="P54" style:family="paragraph" style:parent-style-name="Standard" style:list-style-name="L7">
      <style:text-properties style:font-name="Century gotholic" officeooo:rsid="000e7112" officeooo:paragraph-rsid="000e71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9565"/>
    </style:style>
    <style:style style:name="T3" style:family="text">
      <style:text-properties officeooo:rsid="000e711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43875" style:font-weight-asian="normal" style:font-weight-complex="normal"/>
    </style:style>
    <style:style style:name="T6" style:family="text">
      <style:text-properties fo:font-weight="normal" officeooo:rsid="00258873" style:font-weight-asian="normal" style:font-weight-complex="normal"/>
    </style:style>
    <style:style style:name="T7" style:family="text">
      <style:text-properties officeooo:rsid="000fdb08"/>
    </style:style>
    <style:style style:name="T8" style:family="text">
      <style:text-properties officeooo:rsid="00170b17"/>
    </style:style>
    <style:style style:name="T9" style:family="text">
      <style:text-properties officeooo:rsid="0018d839"/>
    </style:style>
    <style:style style:name="T10" style:family="text">
      <style:text-properties officeooo:rsid="001be367"/>
    </style:style>
    <style:style style:name="T11" style:family="text">
      <style:text-properties officeooo:rsid="001c6585"/>
    </style:style>
    <style:style style:name="T12" style:family="text">
      <style:text-properties officeooo:rsid="001f6509"/>
    </style:style>
    <style:style style:name="T13" style:family="text">
      <style:text-properties officeooo:rsid="0025b1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ointers</text:p>
      <text:p text:style-name="P23"/>
      <text:p text:style-name="P1"/>
      <text:p text:style-name="P1"><text:span text:style-name="T1">Pointer:</text:span> A pointer is a variable that holds address of another variable <text:span text:style-name="T10">has a property of dereferencing.</text:span></text:p>
      <text:p text:style-name="P1"/>
      <text:p text:style-name="P13">Unary operator (&amp;) : </text:p>
      <text:list xml:id="list3010201440634944686" text:style-name="L1">
        <text:list-item>
          <text:p text:style-name="P24">Gives the address of an object(Not to the contents of object).</text:p>
        </text:list-item>
        <text:list-item>
          <text:p text:style-name="P24">Only applies to objects in memory- variables and array elemetns</text:p>
        </text:list-item>
        <text:list-item>
          <text:p text:style-name="P24">Cannot be applied to expressions, constats, or register variables.</text:p>
        </text:list-item>
      </text:list>
      <text:p text:style-name="P1"/>
      <text:p text:style-name="P1"><text:span text:style-name="T1">Unary operator (*):</text:span> </text:p>
      <text:list xml:id="list1496832445995991653" text:style-name="L2">
        <text:list-item>
          <text:p text:style-name="P25">It is the indirection or dereferencing operator. <text:span text:style-name="T2">The * operator in C is the object-pointed-to pointer.</text:span></text:p>
        </text:list-item>
        <text:list-item>
          <text:p text:style-name="P26">When applied to pointer, it accesses the object the pointer points to.</text:p>
        </text:list-item>
      </text:list>
      <text:p text:style-name="P1"/>
      <text:p text:style-name="P14">Int *ptr :</text:p>
      <text:list xml:id="list5778963605953923604" text:style-name="L3">
        <text:list-item>
          <text:p text:style-name="P27">ptr (With no asterik) evaluates to the contents of the varible ptr;</text:p>
        </text:list-item>
        <text:list-item>
          <text:p text:style-name="P28">*ptr (with an asterik) evaluates to the contents of hte object-poineted-t<text:span text:style-name="T3">o</text:span></text:p>
          <text:p text:style-name="P28">by ptr, the variable whose address is contained in ptr.</text:p>
        </text:list-item>
      </text:list>
      <text:p text:style-name="P2"/>
      <text:p text:style-name="P31">Pointer to void <text:span text:style-name="T13">(Generic pointer)</text:span> :</text:p>
      <text:list xml:id="list6908394664022267095" text:style-name="L7">
        <text:list-item>
          <text:p text:style-name="P51">Any pointer can be cast to void * and back again without loss of information.</text:p>
        </text:list-item>
        <text:list-item>
          <text:p text:style-name="P54">Hold any any type of pointer but cannot be dereferenced itself.</text:p>
        </text:list-item>
      </text:list>
      <text:p text:style-name="P53"/>
      <text:p text:style-name="P9">Relations between pointers and arrays:</text:p>
      <text:list xml:id="list3373245234713099113" text:style-name="L4">
        <text:list-item>
          <text:p text:style-name="P33">Any operation that can be achived by array subscripting can also be done with pointers.</text:p>
        </text:list-item>
        <text:list-item>
          <text:p text:style-name="P34">The pointer version will in general be faster but, at least to the uninitiated.</text:p>
        </text:list-item>
        <text:list-item>
          <text:p text:style-name="P34">Int a[10] ; a[i] refers to i-th element of the array.</text:p>
          <text:list>
            <text:list-header>
              <text:p text:style-name="P35">Int *pa;</text:p>
              <text:p text:style-name="P35">pa = &amp;a[0] or pa = a;</text:p>
            </text:list-header>
          </text:list>
        </text:list-item>
        <text:list-item>
          <text:p text:style-name="P35">pa+i is address of a[i] -- points to i-<text:span text:style-name="T7">th</text:span> object beyond pa</text:p>
          <text:p text:style-name="P35">*(p+i) is the contents in a[i]</text:p>
          <text:p text:style-name="P35">Above remarks are true regardless of the type or size of the variables in the array a</text:p>
        </text:list-item>
        <text:list-item>
          <text:p text:style-name="P36">P[-1] and p[-2], and so on are syntactically legal.</text:p>
        </text:list-item>
        <text:list-item>
          <text:p text:style-name="P36">Char s[] and char *s are equivalent. </text:p>
        </text:list-item>
      </text:list>
      <text:p text:style-name="P3"/>
      <text:p text:style-name="P15">pointer arithmetic:</text:p>
      <text:p text:style-name="P15"/>
      <text:p text:style-name="P21">Valid pointer operations :</text:p>
      <text:p text:style-name="P4"/>
      <text:p text:style-name="P4"><text:s/>-- Assignment of pointers of the same type,</text:p>
      <text:p text:style-name="P4"><text:s/>-- Adding or subtracting a pointer and an integer,</text:p>
      <text:p text:style-name="P4"><text:s/>-- Subtracting or comparing two pointers to members of the same array,</text:p>
      <text:p text:style-name="P4"><text:s/>-- Assinging or comparing to zero.</text:p>
      <text:p text:style-name="P15"/>
      <text:list xml:id="list135633750379312" text:continue-numbering="true" text:style-name="L4">
        <text:list-item>
          <text:p text:style-name="P37"><text:soft-page-break/>A pointer is a variable, so pa = a and p++ are legal</text:p>
          <text:p text:style-name="P38">Array name is not a varibale, so a = pa and a++ are illegal.</text:p>
        </text:list-item>
        <text:list-item>
          <text:p text:style-name="P39">Int *ptr = NULL;</text:p>
        </text:list-item>
        <text:list-item>
          <text:p text:style-name="P39">ptr += 3 is eqivalent to adds [3 * sizeof(int) ] to the previous contents of ptr</text:p>
        </text:list-item>
        <text:list-item>
          <text:p text:style-name="P39">ptr -= 3 is eqivalent to [3 * sizeof (int) ] to the previous contents of ptr.</text:p>
        </text:list-item>
        <text:list-item>
          <text:p text:style-name="P41">X = *(ptr ++) is equivalent to x = *++ptr : <text:s/>* applies to the entire expression p++.</text:p>
        </text:list-item>
        <text:list-item>
          <text:p text:style-name="P41">x = ++*ptr is equivalent to x = ++(*ptr )</text:p>
        </text:list-item>
      </text:list>
      <text:p text:style-name="P22"/>
      <text:p text:style-name="P16">Character pointers and functions :</text:p>
      <text:p text:style-name="P22"/>
      <text:list xml:id="list7133478241057929676" text:style-name="L5">
        <text:list-item>
          <text:p text:style-name="P42">“I am a string” is an array of characters. In the internel representation, the array is terminated with null character '\0', so that programs can find the end.</text:p>
        </text:list-item>
        <text:list-item>
          <text:p text:style-name="P42">Char *pmessage;</text:p>
          <text:p text:style-name="P42">pmessage = “I am a string”;</text:p>
          <text:p text:style-name="P42">assingns to pmessage a pointer to the character array.</text:p>
          <text:p text:style-name="P42"/>
        </text:list-item>
        <text:list-item>
          <text:p text:style-name="P42">C doesn't provide any operators for processing an entire string of characters as a unit.</text:p>
          <text:p text:style-name="P42"/>
        </text:list-item>
        <text:list-item>
          <text:p text:style-name="P42"><text:span text:style-name="T8">c</text:span>har amessage[] = “I am in string”<text:tab/><text:tab/>/* an array */</text:p>
          <text:p text:style-name="P42">char *pmessage = “I am in string”<text:tab/><text:tab/><text:span text:style-name="T1">/</text:span> a pointer */</text:p>
          <text:p text:style-name="P43"/>
          <text:p text:style-name="P43">Individual characters within the array may be changed but amessage will always refer to the same storage.</text:p>
          <text:p text:style-name="P44">pmessage is a pointer, initialized to point to a string constant.</text:p>
          <text:p text:style-name="P45"/>
        </text:list-item>
        <text:list-item>
          <text:p text:style-name="P52">Array names are constants because the address of the first element is stored int the symbol table.</text:p>
        </text:list-item>
      </text:list>
      <text:p text:style-name="P18"/>
      <text:p text:style-name="P17">Array of pointers:</text:p>
      <text:p text:style-name="P17"/>
      <text:p text:style-name="P7"><text:span text:style-name="T9">char</text:span> *api[<text:span text:style-name="T9">3]</text:span>;</text:p>
      <text:p text:style-name="P8">char x = 'a';</text:p>
      <text:p text:style-name="P8">char y = <text:s/>'b';</text:p>
      <text:p text:style-name="P8">char z = 'c';</text:p>
      <text:p text:style-name="P8"/>
      <text:p text:style-name="P7">api is an array of <text:span text:style-name="T9">3</text:span> elements, each element of which is a pointer to a char.</text:p>
      <text:p text:style-name="P7">api [i] is a character pointer, *api[i] is the character it points to, the first character of the i-th saved <text:span text:style-name="T9">chars.</text:span></text:p>
      <text:p text:style-name="P7"/>
      <text:p text:style-name="P8">api[0] = &amp;x;<text:tab/>/* Initialize the array */</text:p>
      <text:p text:style-name="P8">api[1] = &amp;y;</text:p>
      <text:p text:style-name="P8">api[2] = &amp;z;</text:p>
      <text:p text:style-name="P8"/>
      <text:p text:style-name="P8"/>
      <text:p text:style-name="P8">(api[0]) = 'm';<text:tab/>/*put m into x */</text:p>
      <text:p text:style-name="P8">(api[1] ) = 'n';<text:tab/>/ put n into y */</text:p>
      <text:p text:style-name="P8"/>
      <text:p text:style-name="P8"><text:soft-page-break/>**api = *api[0] = api[0][0]</text:p>
      <text:p text:style-name="P8"/>
      <text:p text:style-name="P8">api <text:s text:c="3"/>– evaluates to a pointer to the first element,</text:p>
      <text:p text:style-name="P8">*api <text:s/>– <text:s/>contents of the first element,</text:p>
      <text:p text:style-name="P8">**api – object-pointed-to by the first elemnt: x</text:p>
      <text:p text:style-name="P10"/>
      <text:p text:style-name="P10">pointer to an array:</text:p>
      <text:p text:style-name="P5">int (*p<text:span text:style-name="T12">ai</text:span>)[3]<text:tab/><text:tab/>/* <text:span text:style-name="T11">pointer to array[3] of integers */</text:span></text:p>
      <text:p text:style-name="P6">int ai[3];</text:p>
      <text:p text:style-name="P6"/>
      <text:p text:style-name="P6">pai = ai; <text:tab/>/* Initialize it */</text:p>
      <text:p text:style-name="P6"/>
      <text:p text:style-name="P6">**pai = 0;<text:tab/>/* And use it*/</text:p>
      <text:p text:style-name="P6">(*pai)[1] = 1;</text:p>
      <text:p text:style-name="P6">*(*pai + 2) = 2;</text:p>
      <text:p text:style-name="P6"/>
      <text:p text:style-name="P6">(*pai) is the entire array, not any single element of the array.</text:p>
      <text:p text:style-name="P18"/>
      <text:p text:style-name="P9">Pointers and function arguments:</text:p>
      <text:p text:style-name="P46">Pointer arguments enable a function to access and change objects in the function that called it.</text:p>
      <text:p text:style-name="P9"/>
      <text:p text:style-name="P11">Command-line arguments:</text:p>
      <text:list xml:id="list5155572600105903508" text:style-name="L6">
        <text:list-item>
          <text:p text:style-name="P47">In environments that supports C, there is a way to pass command-line arguments or parameters to a program when it begins executing.</text:p>
          <text:p text:style-name="P47"/>
        </text:list-item>
        <text:list-item>
          <text:p text:style-name="P48">The first (argc, for argument count) is the number of command-line arguments that was invokded with;</text:p>
          <text:p text:style-name="P48"><text:span text:style-name="T13">T</text:span>he second(argv, for argument vector) is a pointer to an array of character strings that contain the arguments, one per string. </text:p>
        </text:list-item>
      </text:list>
      <text:p text:style-name="P12"/>
      <text:p text:style-name="P30">Pointer to functions: <text:span text:style-name="T6">I</text:span><text:span text:style-name="T4">t is a pointer variable , which point to the address of a function.</text:span></text:p>
      <text:p text:style-name="P30"><text:span text:style-name="T4"/></text:p>
      <text:p text:style-name="P50">Function itself is not a varibale, but it is possible</text:p>
      <text:p text:style-name="P50">-- to define pointers to funcitons,</text:p>
      <text:p text:style-name="P50">-- which can be assigned,</text:p>
      <text:p text:style-name="P50">-- placed in arrays,</text:p>
      <text:p text:style-name="P50">-- passsed <text:s/>to functions,</text:p>
      <text:p text:style-name="P50">-- returned by functions.</text:p>
      <text:p text:style-name="P49">Function name always evaluates to the address of first line of code in a function.</text:p>
      <text:p text:style-name="P20"/>
      <text:p text:style-name="P50">Ex: int (*comp) (void *, void *)</text:p>
      <text:p text:style-name="P20"><text:span text:style-name="T4">comp is a pointer to a fun</text:span><text:span text:style-name="T5">ction </text:span><text:span text:style-name="T4">that has two void* arg</text:span><text:span text:style-name="T5">uments</text:span><text:span text:style-name="T4"> and returns an int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entury gotholic" svg:font-family="'Century gotholic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7:36:39.479150459</meta:creation-date>
    <meta:generator>LibreOffice/4.2.8.2$Linux_x86 LibreOffice_project/420m0$Build-2</meta:generator>
    <dc:date>2016-05-31T13:56:33.117085523</dc:date>
    <meta:editing-duration>PT3H5M26S</meta:editing-duration>
    <meta:editing-cycles>16</meta:editing-cycles>
    <meta:document-statistic meta:table-count="0" meta:image-count="0" meta:object-count="0" meta:page-count="3" meta:paragraph-count="96" meta:word-count="899" meta:character-count="4656" meta:non-whitespace-character-count="3870"/>
  </office:meta>
</office:document-meta>
</file>